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style:font-name="Arial" fo:font-size="12pt" fo:font-weight="normal" style:font-size-asian="12pt" style:font-size-complex="12pt"/>
    </style:style>
    <style:style style:name="P4" style:family="paragraph" style:parent-style-name="Text_20_body"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ca83505-2f6a-e006-ca48-7b0b011860a7"/>Relatório de Monitoramento</text:p>
      <text:p text:style-name="P4"/>
      <text:p text:style-name="P2">Verificação do planejamento com relação ao:</text:p>
      <text:p text:style-name="P4"/>
      <text:p text:style-name="P3"><text:span text:style-name="T2">Cronograma: </text:span><text:span text:style-name="T4">As atividades de planejamento do projeto estão levando bastante tempo por parte da equipe, mais do que o estimado. Portanto, as etapas de análise e design, contrução e entrega deverão ser muito bem coordenadas pela equipe para que possam ser realizadas dentro do cronograma. Porém, </text:span></text:p>
      <text:p text:style-name="P4"/>
      <text:p text:style-name="P4"><text:span text:style-name="T5">Marcos de Projeto: </text:span><text:span text:style-name="T6">O primeiro marco de projeto está marcado para o final do primeiro sprint que é no dia 17/05.</text:span></text:p>
      <text:p text:style-name="P4"/>
      <text:p text:style-name="P4"><text:span text:style-name="T5">Comunicação:</text:span> Todas as atividades estão sendo enviadas para os e-mails definidos no plano de comunicação, através da ferramenta KanbanFlow. Todos os membros do projeto foram cadastrados na ferramenta.</text:p>
      <text:p text:style-name="P4"/>
      <text:p text:style-name="P3"><text:span text:style-name="T2">Riscos:</text:span><text:span text:style-name="T1"> </text:span><text:span text:style-name="T3">Um dos integrantes da equipe sofreu um acidente de carro e precisou ficar afastado três dias. Porém, nenhum desvio significativo surgiu a partir disso. As atividades deste responsável ainda poderão ser concluídas no prazo determinado.</text:span></text:p>
      <text:p text:style-name="P4"/>
      <text:p text:style-name="P3"><text:span text:style-name="T2">Custo:</text:span><text:span text:style-name="T1"> </text:span><text:span text:style-name="T3">Não foram identificados desvios com relação ao planejamento dos custos do projeto. Até o presente momento, todos os envolvidos continuam com o número de horas disponíveis conforme o planejado.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Oliveira Vasconcelos</meta:initial-creator>
    <meta:creation-date>2015-05-07T14:27:31.85</meta:creation-date>
    <dc:date>2015-05-11T11:51:18.88</dc:date>
    <dc:creator>Daniel de Oliveira Vasconcelos</dc:creator>
    <meta:editing-duration>PT1H1M4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1" meta:paragraph-count="8" meta:word-count="170" meta:character-count="1115"/>
  </office:meta>
</office:document-meta>
</file>